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1c93d" style:font-size-asian="18pt" style:font-size-complex="18pt"/>
    </style:style>
    <style:style style:name="P2" style:family="paragraph" style:parent-style-name="Standard">
      <style:text-properties fo:font-size="18pt" officeooo:paragraph-rsid="00033bce" style:font-size-asian="18pt" style:font-size-complex="18pt"/>
    </style:style>
    <style:style style:name="P3" style:family="paragraph" style:parent-style-name="Standard">
      <style:text-properties fo:font-size="18pt" officeooo:paragraph-rsid="000505e8" style:font-size-asian="18pt" style:font-size-complex="18pt"/>
    </style:style>
    <style:style style:name="P4" style:family="paragraph" style:parent-style-name="Standard">
      <style:text-properties fo:font-size="18pt" officeooo:rsid="000505e8" officeooo:paragraph-rsid="000505e8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01c93d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c93d"/>
    </style:style>
    <style:style style:name="T3" style:family="text">
      <style:text-properties fo:language="ru" fo:country="RU" officeooo:rsid="00033bce"/>
    </style:style>
    <style:style style:name="T4" style:family="text">
      <style:text-properties fo:language="ru" fo:country="RU" officeooo:rsid="000505e8"/>
    </style:style>
    <style:style style:name="T5" style:family="text">
      <style:text-properties fo:language="ru" fo:country="RU" officeooo:rsid="00060dc4"/>
    </style:style>
    <style:style style:name="T6" style:family="text">
      <style:text-properties fo:language="en" fo:country="US" officeooo:rsid="00050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АСПОРТ ПРОЕКТА </text:p>
      <text:p text:style-name="P1">1. <text:span text:style-name="T2">Создание программы для увеличения словарного запаса другого языка</text:span></text:p>
      <text:p text:style-name="P1">2. <text:span text:style-name="T2">Презентация </text:span></text:p>
      <text:p text:style-name="P1">3. <text:span text:style-name="T2">Соколова Ольга Владиславовна, учитель алгебры, геометрии, информатики</text:span></text:p>
      <text:p text:style-name="P1">4. <text:span text:style-name="T2">Скиданов Андрей Романович, обучающийся 8«А» класса, МБОУ Гимназии №118 имени Валерия Николаевича Цыганова</text:span></text:p>
      <text:p text:style-name="P1">5. <text:span text:style-name="T5">в презентации</text:span></text:p>
      <text:p text:style-name="P1">6. <text:span text:style-name="T2">Изучение иностранного языка в наше время стало практически обыденностью, но для владения языка необходим хороший словарный запас</text:span></text:p>
      <text:p text:style-name="P1">7. Гипотеза -</text:p>
      <text:p text:style-name="P1">8. География -</text:p>
      <text:p text:style-name="P1">9. <text:span text:style-name="T2">май 2024</text:span></text:p>
      <text:p text:style-name="P2">10. <text:span text:style-name="T3">создание программы-тренажера </text:span></text:p>
      <text:p text:style-name="P3">11. <text:span text:style-name="T4">задачи:</text:span></text:p>
      <text:p text:style-name="P3"><text:span text:style-name="T4">выбор языка программирования</text:span></text:p>
      <text:p text:style-name="P4"><text:span text:style-name="T1">создание кода</text:span></text:p>
      <text:p text:style-name="P4"><text:span text:style-name="T1">тестирование</text:span></text:p>
      <text:p text:style-name="P1">12. <text:span text:style-name="T4">люди, изучающие иностранные языки</text:span></text:p>
      <text:p text:style-name="P1">13. <text:span text:style-name="T4">После создания программы и пройдя курс я выучил около 50 слов меньше, чем за 10 минут</text:span></text:p>
      <text:p text:style-name="P1">14. <text:span text:style-name="T4">я считаю, что моя программа полезная, и что она будет полезна для людей изучающий английский и другие языки</text:span></text:p>
      <text:p text:style-name="P1">15. <text:span text:style-name="T4">Следуйщая цель — сделать подобную программу-бота в телеграмме(для более простого использования)</text:span></text:p>
      <text:p text:style-name="P1">16. <text:span text:style-name="T6">python, random library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 LibreOffice_project/0c292870b25a325b5ed35f6b45599d2ea4458e77</meta:generator>
    <dc:date>2024-05-19T19:01:20.776000000</dc:date>
    <meta:editing-duration>PT15M42S</meta:editing-duration>
    <meta:editing-cycles>1</meta:editing-cycles>
    <meta:document-statistic meta:table-count="0" meta:image-count="0" meta:object-count="0" meta:page-count="1" meta:paragraph-count="20" meta:word-count="132" meta:character-count="925" meta:non-whitespace-character-count="807"/>
  </office:meta>
</office:document-meta>
</file>